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achlieli CLM" svg:font-family="'Nachlieli CLM'"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padding="0.0291in" fo:border-left="none" fo:border-right="none" fo:border-top="none" fo:border-bottom="0.06pt solid #000000" style:join-border="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er 2 Peer Social</text:h>
      <text:h text:style-name="Heading_20_2" text:outline-level="2">System structure:</text:h>
      <text:p text:style-name="Text_20_body"><text:tab/>Each server serves several profiles – but behaves as if it serves only a single profile (that means that communication between profiles served by the same server is done through the network just as if the profiles are not placed on the same server</text:p>
      <text:p text:style-name="Text_20_body"><text:tab/>Each client (the first one I am considering is a firefox blugin) connects to one server as a single profile.</text:p>
      <text:p text:style-name="Text_20_body"><text:tab/><text:tab/>Possible clients:</text:p>
      <text:list xml:id="list30525360" text:style-name="L1">
        <text:list-item>
          <text:p text:style-name="P2">Fierefox plugin</text:p>
        </text:list-item>
        <text:list-item>
          <text:p text:style-name="P2">Empathy plugin</text:p>
        </text:list-item>
        <text:list-item>
          <text:p text:style-name="P2">Server web interface</text:p>
        </text:list-item>
      </text:list>
      <text:p text:style-name="Text_20_body"><text:tab/>The server will support multiple client connections on the same profile.</text:p>
      <text:p text:style-name="Text_20_body"><text:tab/>The general information flow is like this: </text:p>
      <text:list xml:id="list30501814" text:style-name="L2">
        <text:list-item>
          <text:p text:style-name="P3">When a client connects to server, the server authenticate the client. Client can not connect to a server that does not belong to that server.</text:p>
        </text:list-item>
        <text:list-item>
          <text:p text:style-name="P3">Server attempts to connect to each of the friends servers, to get chat connection to the user, along with any updates from the last update from their profile. And to notify them that this profile is now online.</text:p>
        </text:list-item>
        <text:list-item>
          <text:p text:style-name="P3">Each client recieves (requests) a list of object metadata to update the data he received before from each of his frields servers. </text:p>
        </text:list-item>
        <text:list-item>
          <text:p text:style-name="P3">The client requests a list of object content from the friends server based on the metadata. To display to the clients.</text:p>
        </text:list-item>
        <text:list-item>
          <text:p text:style-name="P3">Each time there is a change in the object metadata that is visible to any of the connected peer servers, and update of that metadata is being sent to that server – that server can then request the actual object this metadata relates too.</text:p>
        </text:list-item>
      </text:list>
      <text:p text:style-name="Text_20_body"/>
      <text:p text:style-name="Text_20_body">Every object in the server has the following <text:s/>characteristics:</text:p>
      <text:p text:style-name="Text_20_body"><text:tab/>a parent object</text:p>
      <text:p text:style-name="Text_20_body"><text:tab/>an ACL that determine who can access it and what he can do with this object</text:p>
      <text:p text:style-name="Text_20_body"><text:tab/>a a version number (every change to the object or to the metadata means a new version)</text:p>
      <text:p text:style-name="Text_20_body"><text:tab/>a profile id</text:p>
      <text:p text:style-name="Text_20_body"><text:tab/>is connected to the profile (including server and profile in that server identification)</text:p>
      <text:p text:style-name="Text_20_body"><text:tab/>create date</text:p>
      <text:p text:style-name="Text_20_body"><text:tab/>version date (last update date)</text:p>
      <text:p text:style-name="Text_20_body"><text:tab/>last update date – the version date of the last time the content was changed</text:p>
      <text:p text:style-name="Text_20_body"><text:soft-page-break/><text:tab/>last update date from the children objects (in all levels)</text:p>
      <text:p text:style-name="Text_20_body"><text:tab/>last content update date from the children objects (in all levels)</text:p>
      <text:p text:style-name="Text_20_body"><text:tab/>content – this can be of different types, and different formats. The same objects can have several formats attached to it (html/txt/pdf versions for example)</text:p>
      <text:p text:style-name="Text_20_body"><text:tab/>everything is an objects: chat messages, those belong to the chat session object that exists between each pair of friends.</text:p>
      <text:p text:style-name="Text_20_body"><text:tab/>Responses – their parent is the object that they respond too (that object can reside in some other profile – so the id must be complete – and to include the version it was generated for)</text:p>
      <text:p text:style-name="Text_20_body"><text:tab/>folders are object types that their content is name and description</text:p>
      <text:p text:style-name="Text_20_body"><text:tab/>files and creations are simply objects that reside under a folder.</text:p>
      <text:p text:style-name="Text_20_body"><text:tab/>Each profile has several predefined objects defined for him: a root folder, a chat session with every friend(connected profiles) – the profiles page, the wall page...</text:p>
      <text:p text:style-name="Text_20_body">ACL:</text:p>
      <text:p text:style-name="Text_20_body"><text:tab/>The starting ACL for every object is inherited from its parent (or grandparent or whatever for-father that comes from the same profile) – this can be overwriten per object</text:p>
      <text:p text:style-name="Text_20_body"><text:tab/>The ACL for the automatically created objects will have defined defaults – and will be controllable from the settings</text:p>
      <text:p text:style-name="Text_20_body"><text:tab/>If an object has child objects from the same profile – there will be an option to override the ACL of child objects once it is being changed.</text:p>
      <text:p text:style-name="Text_20_body"><text:tab/></text:p>
      <text:p text:style-name="Text_20_body"/>
      <text:p text:style-name="Text_20_body"><text:tab/>each object is signed by the profile that the object belongs too</text:p>
      <text:p text:style-name="Text_20_body">if an object is downloaded from another profile – it becomes a new object that the original object is its parent – and its ACL is a combination of the original and (not sure about this – perhaps it will be idetified as a remote object – simply stored in a cache – along with a calculated ACL that match both)</text:p>
      <text:p text:style-name="Text_20_body"/>
      <text:p text:style-name="Text_20_body">in any case – remote/cached objects that should appear to a friend will appear on the metadata and can be requested by the other friends</text:p>
      <text:p text:style-name="Text_20_body">wach remote object is identified correctly by its original id – and has a remote level id</text:p>
      <text:p text:style-name="Text_20_body">each ACL has also a maximum remote level allowed (can be infinite)</text:p>
      <text:p text:style-name="Text_20_body"/>
      <text:p text:style-name="Text_20_body">The ACL has two forms: the effective ACL, and the administrative form that the user manages.</text:p>
      <text:p text:style-name="Text_20_body">The user is able to create user groups that contain other entities and can be included in other groups and ACLs (group circles will not be allowed)</text:p>
      <text:p text:style-name="Text_20_body">other then that admin ACLs only contains the predefined security objects and profile identifications.</text:p>
      <text:p text:style-name="Text_20_body">Effective ACL does not contain groups – only predefined objects and profiles (and is generated by a complete breakdown of the user managed ACL.)</text:p>
      <text:p text:style-name="Text_20_body">The servers only use the effective ACL – and not the admin one. In order to control the access to an <text:soft-page-break/>object.</text:p>
      <text:p text:style-name="Text_20_body">Each communication between servers is signed by the sending profile, and encrypted for the receiving profile.</text:p>
      <text:p text:style-name="Text_20_body"/>
      <text:p text:style-name="Text_20_body">Identities</text:p>
      <text:p text:style-name="Text_20_body">The main identification of a profile is the email</text:p>
      <text:p text:style-name="Text_20_body">a profile can have several emails – once an email is set for a specific profile – the profile needs a gpg key attached to that email in order to sign and receive content for the profile.</text:p>
      <text:p text:style-name="Text_20_body">Friends are based on trust relationships between gpg signatures</text:p>
      <text:p text:style-name="Text_20_body">since every content is signed by the original creator, and every remote/cached object is also signed by every caching level – the content can be trusted</text:p>
      <text:p text:style-name="P1"/>
      <text:p text:style-name="Text_20_body"/>
      <text:p text:style-name="Text_20_body">each object will be a a json object with the following structure:</text:p>
      <text:p text:style-name="Text_20_body">{</text:p>
      <text:p text:style-name="Text_20_body"><text:tab/>properties : {</text:p>
      <text:p text:style-name="Text_20_body"><text:tab/><text:tab/>id : …, // string uri representation of the </text:p>
      <text:p text:style-name="Text_20_body">sample full object is like this: “p2psn:user@server/objectid”</text:p>
      <text:p text:style-name="Text_20_body"><text:tab/><text:tab/>version : n, // numerical running number that is the version of the object, each object is created and maintained on a single server, as a result each object can have only a list of versions.</text:p>
      <text:p text:style-name="Text_20_body"><text:tab/><text:tab/>type_ref : …, // the p2psn uri of the type this object belongs too – the type is a linked complex object – as implyed by the _ref suffix</text:p>
      <text:p text:style-name="Text_20_body"><text:tab/><text:tab/>effectiveAcl : { // the effective acl tha</text:p>
      <text:p text:style-name="Text_20_body"><text:tab/><text:tab/>},</text:p>
      <text:p text:style-name="Text_20_body"><text:tab/><text:tab/>media { // the actual object content separated by media types – media types can be different formats (ODF, PDF, GIF... that all contain the same semantic content)</text:p>
      <text:p text:style-name="Text_20_body"><text:tab/><text:tab/><text:tab/>mediaTypeName1 : { // the different media names should be recognized and used by the views and type objects of this object.</text:p>
      <text:p text:style-name="Text_20_body"><text:tab/><text:tab/><text:tab/><text:tab/>mimeType : “application/pdf”, // the string mime type of this media type.</text:p>
      <text:p text:style-name="Text_20_body"><text:tab/><text:tab/><text:tab/><text:tab/>content : … // the actual object content as primitive, or complex json object that contain primitives and references to other objects</text:p>
      <text:p text:style-name="Text_20_body"><text:tab/><text:tab/><text:tab/>},</text:p>
      <text:p text:style-name="Text_20_body"><text:tab/><text:tab/><text:tab/>mediaTypeName2 : {</text:p>
      <text:p text:style-name="Text_20_body"><text:tab/><text:tab/><text:tab/><text:tab/>…</text:p>
      <text:p text:style-name="Text_20_body"><text:tab/><text:tab/><text:tab/>},</text:p>
      <text:p text:style-name="Text_20_body"><text:tab/><text:tab/><text:tab/>…</text:p>
      <text:p text:style-name="Text_20_body"><text:soft-page-break/><text:tab/><text:tab/>}</text:p>
      <text:p text:style-name="Text_20_body"><text:tab/>},</text:p>
      <text:p text:style-name="Text_20_body"><text:tab/>signature : … // the RSA signature of the properties section of this object as signed by the creator account RSA key.</text:p>
      <text:p text:style-name="Text_20_body">}</text:p>
      <text:p text:style-name="Text_20_body">each response from the server will include an array of such objects, those objects should be stored in the client DB, if they pass signature validation.</text:p>
      <text:p text:style-name="Text_20_body">Server response will have the following structure:</text:p>
      <text:p text:style-name="Text_20_body">{</text:p>
      <text:p text:style-name="Text_20_body"><text:tab/>objects : <text:s/>[</text:p>
      <text:p text:style-name="Text_20_body"><text:tab/><text:tab/>{</text:p>
      <text:p text:style-name="Text_20_body"><text:tab/><text:tab/><text:tab/>properties : { … },</text:p>
      <text:p text:style-name="Text_20_body"><text:tab/><text:tab/><text:tab/>signature : …</text:p>
      <text:p text:style-name="Text_20_body"><text:tab/><text:tab/>}, …</text:p>
      <text:p text:style-name="Text_20_body"><text:tab/>],</text:p>
      <text:p text:style-name="Text_20_body"><text:tab/>signature : … // the signature of the objects section of the response as signed by the key of the responding server</text:p>
      <text:p text:style-name="Text_20_body">{</text:p>
      <text:p text:style-name="Text_20_body"><text:tab/>content : { // the actual contents of the object including primitives and other objects</text:p>
      <text:p text:style-name="Text_20_body"><text:tab/><text:tab/>objectId : “p2psn:lee@server.com/123123dgwfk324213ljdf”, // the full id of the object</text:p>
      <text:p text:style-name="Text_20_body"><text:tab/><text:tab/>version : 1, // the current running number of the object</text:p>
      <text:p text:style-name="Text_20_body"><text:tab/><text:tab/>type_ref : “p2psn:types@p2psocial.com/2348798759dfvbv2”, // the type object identification of the object type. This type is merely a linked object – it can also be linked as below (very unlikely for type objects, but here for sample embedment of objects)</text:p>
      <text:p text:style-name="Text_20_body"><text:tab/><text:tab/>type_embed : {</text:p>
      <text:p text:style-name="Text_20_body"><text:tab/><text:tab/><text:tab/>content : {</text:p>
      <text:p text:style-name="Text_20_body"><text:tab/><text:tab/><text:tab/><text:tab/>objectId : <text:s/>“p2psn:types@p2psocial.com/2348798759dfvbv2”,</text:p>
      <text:p text:style-name="Text_20_body"><text:tab/><text:tab/><text:tab/><text:tab/>version : 1,</text:p>
      <text:p text:style-name="Text_20_body"><text:tab/><text:tab/><text:tab/><text:tab/>type_ref : “p2psn:types@p2psocial.com/sfjkh3223421j3”,</text:p>
      <text:p text:style-name="Text_20_body"><text:tab/><text:tab/><text:tab/><text:tab/>defaultView_ref : “p2psn:views@p2psocial.com/sfjsdfgf34124234213”, // default view should probably be embeded by default for type objects</text:p>
      <text:p text:style-name="Text_20_body"><text:tab/><text:tab/><text:tab/><text:tab/>defaultView_embed : {</text:p>
      <text:p text:style-name="Text_20_body"><text:tab/><text:tab/><text:tab/><text:tab/><text:tab/>content : {</text:p>
      <text:p text:style-name="Text_20_body"><text:tab/><text:tab/><text:tab/><text:tab/><text:tab/><text:tab/>objectId : “p2psn:views@p2psocial.com/sfjsdfgf34124234213”,</text:p>
      <text:p text:style-name="Text_20_body"><text:tab/><text:tab/><text:tab/><text:tab/><text:tab/><text:tab/>version : 1,</text:p>
      <text:p text:style-name="Text_20_body"><text:soft-page-break/><text:tab/><text:tab/><text:tab/><text:tab/><text:tab/><text:tab/>type_ref : “p2psn:types@p2psocial.com/asdhklhk322343”</text:p>
      <text:p text:style-name="Text_20_body"><text:tab/><text:tab/><text:tab/><text:tab/><text:tab/><text:tab/></text:p>
      <text:p text:style-name="Text_20_body"><text:tab/><text:tab/>}</text:p>
      <text:p text:style-name="Text_20_body"><text:tab/><text:tab/>… the actual contents of the object – embeded primitives, and either embeded or linked objects</text:p>
      <text:p text:style-name="Text_20_body"><text:tab/>},</text:p>
      <text:p text:style-name="Text_20_body"><text:tab/>version : 1, // the current running version number of the object</text:p>
      <text:p text:style-name="P1"/>
      <text:p text:style-name="Text_20_body">the current structure in my mind:</text:p>
      <text:p text:style-name="Text_20_body"/>
      <text:p text:style-name="Text_20_body">p2p server:</text:p>
      <text:p text:style-name="Text_20_body"><text:tab/>cppcms json rpc providing the actual data to the client</text:p>
      <text:p text:style-name="Text_20_body"><text:tab/>postgresql providing the server storage</text:p>
      <text:p text:style-name="Text_20_body">p2p client:</text:p>
      <text:p text:style-name="Text_20_body"><text:tab/>apache serving the static files</text:p>
      <text:p text:style-name="Text_20_body"><text:tab/>static html 5 with js files accessing the apache server </text:p>
      <text:p text:style-name="Text_20_body"><text:tab/>cppcms application serving the js using json rpc – by requesting the necessary content from the server and perform all the digesting oberations to the client</text:p>
      <text:p text:style-name="Text_20_body">p2p client display: browser displaying the results from the p2p client</text:p>
      <text:p text:style-name="Text_20_body"/>
      <text:p text:style-name="Text_20_body">I need to make sure that client stored server session works for json rpc – in order for the server to recognize the client correctly.</text:p>
      <text:p text:style-name="Text_20_body"/>
      <text:p text:style-name="Text_20_body">Road map:</text:p>
      <text:p text:style-name="Text_20_body"/>
      <text:list xml:id="list30510424" text:style-name="L3">
        <text:list-item>
          <text:p text:style-name="P4">Text objects only bult in view and type one user</text:p>
        </text:list-item>
        <text:list-item>
          <text:p text:style-name="P4">Multiple users and servers</text:p>
        </text:list-item>
        <text:list-item>
          <text:p text:style-name="P4">Type and view for text objects</text:p>
        </text:list-item>
        <text:list-item>
          <text:p text:style-name="P4">Separating the client from the server</text:p>
        </text:list-item>
        <text:list-item>
          <text:p text:style-name="P4">Enhance text objects with simple mark up and html and text media types</text:p>
        </text:list-item>
        <text:list-item>
          <text:p text:style-name="P4">Add support for object references in both media types</text:p>
        </text:list-item>
        <text:list-item>
          <text:p text:style-name="P4">Add image and folder objects.</text:p>
        </text:list-item>
        <text:list-item>
          <text:p text:style-name="P4">Build profile wall photo gallery objects</text:p>
        </text:list-item>
        <text:list-item>
          <text:p text:style-name="P4">Alpha with friends and public repository</text:p>
        </text:list-item>
        <text:list-item>
          <text:p text:style-name="P4">Setting up public server</text:p>
        </text:list-item>
      </text:list>
      <text:p text:style-name="P1"><text:soft-page-break/></text:p>
      <text:p text:style-name="Text_20_body"/>
      <text:p text:style-name="Text_20_body">ok <text:s/>here comes the latest eurika:</text:p>
      <text:p text:style-name="Text_20_body"/>
      <text:p text:style-name="Text_20_body">The comunication layer will have online and offline layers.<text:line-break/>The online will be direct peer 2 peer between servers. And direct communication between client and server.<text:line-break/>The offline will be based on emails. This will make the cpmmunication of this layer oblivious to connection settings. And make the use of gpg mail easier.<text:line-break/>Perhaps there will be no need for server client separation</text:p>
      <text:p text:style-name="Text_20_body"/>
      <text:p text:style-name="Text_20_body"/>
      <text:p text:style-name="Text_20_body">ok the image I have now is like this:</text:p>
      <text:p text:style-name="Text_20_body"/>
      <text:p text:style-name="Text_20_body">the network is built by nodes – each node have the following components:</text:p>
      <text:list xml:id="list30497875" text:style-name="L4">
        <text:list-item>
          <text:p text:style-name="P5">Node Manager</text:p>
          <text:list>
            <text:list-item>
              <text:p text:style-name="P5">Provides local storage for the profiles stored here.</text:p>
            </text:list-item>
            <text:list-item>
              <text:p text:style-name="P5">Performs all access checks on objects</text:p>
            </text:list-item>
            <text:list-item>
              <text:p text:style-name="P5">Perform the synchronization between this node and other nodes.</text:p>
            </text:list-item>
            <text:list-item>
              <text:p text:style-name="P5">Each node is configured for serving specific set of profiles</text:p>
              <text:list>
                <text:list-item>
                  <text:p text:style-name="P5">Each profile configuration contain the email settings to communicate using the profile email (later possible the use of addon to other email programs)</text:p>
                </text:list-item>
                <text:list-item>
                  <text:p text:style-name="P5">The public-private keys attached to the email that will be used for communication with other nodes.</text:p>
                </text:list-item>
                <text:list-item>
                  <text:p text:style-name="P5">The public key of profile friends.</text:p>
                </text:list-item>
              </text:list>
            </text:list-item>
            <text:list-item>
              <text:p text:style-name="P5">The node will be a CppCMS application with db backend that will provide json-rpc API for the display layers, for communication plugins (slow and fast)</text:p>
            </text:list-item>
          </text:list>
        </text:list-item>
        <text:list-item>
          <text:p text:style-name="P5">Several Profile display layers</text:p>
          <text:list>
            <text:list-item>
              <text:p text:style-name="P5">Each display layer is serving a single profile. And is identified by the node administrator and communicates with it in order to get the objects, their types and their views from the node manager.</text:p>
            </text:list-item>
            <text:list-item>
              <text:p text:style-name="P5">When a profile display layer connects to the node manager – the node manager maintain a fast connection between the manager and the display. This allows the manager to inform the display on any incoming status changes as they occure. At the same time the node manager publish to the group of friends that he is currently online and how a fast connection can be achieved.</text:p>
            </text:list-item>
            <text:list-item>
              <text:p text:style-name="P5">If any of the contact known to the manager has already published a way to create a fask link – an attempt is being made to open such a link. If it is a success – that user will be displayed as online once such a link is established. (??? connection refused will be displayed as <text:soft-page-break/>busy ???)</text:p>
            </text:list-item>
            <text:list-item>
              <text:p text:style-name="P5">There will be several possible display layers:</text:p>
              <text:list>
                <text:list-item>
                  <text:p text:style-name="P5">CppCMS application that will provide a web interface</text:p>
                </text:list-item>
                <text:list-item>
                  <text:p text:style-name="P5">Native applications (IM, email, feed readers and also a specific other things)</text:p>
                </text:list-item>
                <text:list-item>
                  <text:p text:style-name="P5">display layers will need a way to parse the view objects that should be xhtml 5 objects with javascript in them – in addition they will include rules based on regex on what media contents to bring as parameters into this view.</text:p>
                </text:list-item>
              </text:list>
            </text:list-item>
          </text:list>
        </text:list-item>
      </text:list>
      <text:p text:style-name="Text_20_body"/>
      <text:p text:style-name="Text_20_body"><text:s text:c="8"/>Server info</text:p>
      <text:p text:style-name="Text_20_body"><text:s/>each p2psn node will maintain an active info object, it will contain a guide will be generated when the node set up . Protocol version node software name node software version setup comment that will be placed during node setup by the user to distinguish different nods that use the same storage.</text:p>
      <text:p text:style-name="Text_20_body">The copy of the active server info will be placed as part of the meta data for each object generated on this node </text:p>
      <text:p text:style-name="Text_20_body">setting up a new profile will send a request to the profile email requesting all objects of this profile the request will include a copy of the active server info only nodes that don't match this server info will send information back (usually in several batches/emails.) <text:s/>- this will be used to sync the same profile on several nodes.</text:p>
      <text:p text:style-name="Text_20_body">Node configuration:</text:p>
      <text:p text:style-name="Text_20_body">The node configuration will include the listening port for the clients, listening port for the immidiate communication channel. And possibly publish port for the immidiate communication channel. (if no publish port is provided – the actual listening port will be used.)</text:p>
      <text:p text:style-name="Text_20_body">Each time a profile becomes online – the immidiate communication channel is published to all the people on the immidiate communication list (usually friends/peers)</text:p>
      <text:p text:style-name="Text_20_body">Those who are online will attempt to create an open channel.</text:p>
      <text:p text:style-name="Text_20_body">At the same time all the peers that has sent an invitation to an immidiate communication channel – an attempt will be made to open one with them.</text:p>
      <text:p text:style-name="Text_20_body">Every peer that communication with its node is established – will display his online status as its node reports.</text:p>
      <text:p text:style-name="Text_20_body">Each node will have defined the maximum size of messages generated by it.</text:p>
      <text:p text:style-name="Text_20_body"/>
      <text:p text:style-name="Text_20_body">Storage:</text:p>
      <text:p text:style-name="Text_20_body">each object generated by the node will be generated in its open form – and then packed into its json form, signed and contains the meta-data.</text:p>
      <text:p text:style-name="Text_20_body">Once the json form is generated – it will be passed over to other nodes in that form – then will store this form. Parse it if necessary, and keep it to communicate further. This way keeping a single form of the object signed by the same generating node and profile.</text:p>
      <text:p text:style-name="Text_20_body"/>
      <text:p text:style-name="Text_20_body">Terminology:</text:p>
      <text:p text:style-name="Text_20_body"><text:soft-page-break/>as a side note it might be better to set up a new terminology for this network.</text:p>
      <text:p text:style-name="Text_20_body">Perhaps peers is better then friends in this case.</text:p>
      <text:p text:style-name="Text_20_body"/>
      <text:p text:style-name="Text_20_body">Why CppCMS</text:p>
      <text:p text:style-name="Text_20_body"/>
      <text:list xml:id="list30506248" text:style-name="L5">
        <text:list-item>
          <text:p text:style-name="P6">I didn't know CppCMS before I started on this project. And both of them came to me about the same time.</text:p>
        </text:list-item>
        <text:list-item>
          <text:p text:style-name="P6">My first OO language was C++ - and I always kept a soft spot for it.</text:p>
        </text:list-item>
        <text:list-item>
          <text:p text:style-name="P6">This framework is what I been missing from using C++ in my professional life.</text:p>
        </text:list-item>
        <text:list-item>
          <text:p text:style-name="P6">It keeps my professional life and my pet project separated.</text:p>
        </text:list-item>
        <text:list-item>
          <text:p text:style-name="P6">This project is all about protocol – not about the language it will be implemented in – so why not?</text:p>
        </text:list-item>
      </text:list>
      <text:p text:style-name="Text_20_body">Ok i'll admit – lior had a point. Limiting the media size and relying on media hosting means a way to circumvent the security</text:p>
      <text:p text:style-name="Text_20_body">so first thing is to limit the number of connections to each server. Offline connectoins can handle larger amount of connected users then online communication channels.</text:p>
      <text:p text:style-name="Text_20_body">I think that online communication will follow the friends tree – each person will only be connected online to his direct friends. And even that will be limited to a max number of connections.</text:p>
      <text:p text:style-name="Text_20_body"/>
      <text:p text:style-name="Text_20_body">Phase 2 – moving from thinking about it to actually doing it</text:p>
      <text:p text:style-name="Text_20_body"/>
      <text:p text:style-name="Text_20_body">I set up a github repository p2psn</text:p>
      <text:p text:style-name="Text_20_body">and I been starting to work on it and see how to work with it</text:p>
      <text:p text:style-name="Text_20_body">I also started to set up the eclipse for working with CppCMS</text:p>
      <text:p text:style-name="Text_20_body"/>
      <text:p text:style-name="Text_20_body">-------- node users</text:p>
      <text:p text:style-name="Text_20_body">a node is initially installed with 2 users set up: guest for guest access and admin (with predefined password) for configuration</text:p>
      <text:p text:style-name="Text_20_body"/>
      <text:p text:style-name="Text_20_body">admin user can set up the policy for users and set up more users.</text:p>
      <text:p text:style-name="Text_20_body"/>
      <text:p text:style-name="Text_20_body">The guest is defined as a community user (community user will request additional identification fields and catchu phrases that normal users will skip and the data will be taken from the user profile instead)</text:p>
      <text:p text:style-name="Text_20_body">Each user will be given a set or rights about what type of objects it can offer.</text:p>
      <text:p text:style-name="Text_20_body">The node will support a way to register more “normal” users – the admin can declare what normal user means – and then set each user settings individually after they register.</text:p>
      <text:p text:style-name="Text_20_body"/>
      <text:p text:style-name="Text_20_body"><text:soft-page-break/>The idea to keep in mind is that each node will have a VERY limited amount of users (a family computer will have a user for each member)</text:p>
      <text:p text:style-name="Text_20_body"/>
      <text:p text:style-name="Text_20_body">Any registered user should be able to define trust relation with a user on another node – this means that this node will treat the trusted user objects as if they where placed by the trusting user on this node. (cache, ACL …)</text:p>
      <text:p text:style-name="Text_20_body"/>
      <text:p text:style-name="Text_20_body">ACL will include a deny list as well as allow list and will be evaluated as follows:</text:p>
      <text:p text:style-name="Text_20_body">ACL allow on system groups</text:p>
      <text:p text:style-name="Text_20_body">ACL deny on system groups</text:p>
      <text:p text:style-name="Text_20_body">ACL allow individuals &amp; user groups (user groups are flattened to user list)</text:p>
      <text:p text:style-name="Text_20_body">ACL deny individuals &amp; user group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achlieli CLM" svg:font-family="'Nachlieli CLM'"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e Elenbaas</meta:initial-creator>
    <meta:creation-date>2012-03-02T21:16:07</meta:creation-date>
    <dc:date>2012-05-16T10:51:06.63</dc:date>
    <meta:editing-duration>P1DT17H40M3S</meta:editing-duration>
    <meta:editing-cycles>20</meta:editing-cycles>
    <meta:generator>LibreOffice/3.4$Win32 LibreOffice_project/340m1$Build-502</meta:generator>
    <meta:document-statistic meta:table-count="0" meta:image-count="0" meta:object-count="0" meta:page-count="9" meta:paragraph-count="191" meta:word-count="2798" meta:character-count="15907" meta:non-whitespace-character-count="13163"/>
  </office:meta>
</office:document-meta>
</file>